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rsid="000c714e" officeooo:paragraph-rsid="000c714e"/>
    </style:style>
    <style:style style:name="P2" style:family="paragraph" style:parent-style-name="Standard">
      <style:paragraph-properties style:writing-mode="lr-tb">
        <style:tab-stops>
          <style:tab-stop style:position="4.001cm" style:type="right"/>
        </style:tab-stops>
      </style:paragraph-properties>
      <style:text-properties officeooo:rsid="000c714e" officeooo:paragraph-rsid="000c714e"/>
    </style:style>
    <style:style style:name="P3" style:family="paragraph" style:parent-style-name="Standard">
      <style:paragraph-properties style:writing-mode="lr-tb"/>
      <style:text-properties officeooo:rsid="000df41d" officeooo:paragraph-rsid="000df41d"/>
    </style:style>
    <style:style style:name="P4" style:family="paragraph" style:parent-style-name="Standard">
      <style:paragraph-properties style:writing-mode="lr-tb">
        <style:tab-stops>
          <style:tab-stop style:position="4.001cm" style:type="right"/>
        </style:tab-stops>
      </style:paragraph-properties>
      <style:text-properties officeooo:rsid="000df41d" officeooo:paragraph-rsid="000df41d"/>
    </style:style>
    <style:style style:name="P5" style:family="paragraph" style:parent-style-name="Standard">
      <style:paragraph-properties style:writing-mode="lr-tb">
        <style:tab-stops>
          <style:tab-stop style:position="9.999cm" style:type="right" style:leader-style="dotted" style:leader-text="."/>
        </style:tab-stops>
      </style:paragraph-properties>
      <style:text-properties officeooo:rsid="000df41d" officeooo:paragraph-rsid="000df41d"/>
    </style:style>
    <style:style style:name="P6" style:family="paragraph" style:parent-style-name="Standard">
      <style:paragraph-properties style:writing-mode="lr-tb"/>
      <style:text-properties fo:font-weight="bold" officeooo:rsid="000df41d" officeooo:paragraph-rsid="000df41d" style:font-weight-asian="bold" style:font-weight-complex="bold"/>
    </style:style>
    <style:style style:name="T1" style:family="text">
      <style:text-properties officeooo:rsid="000df41d"/>
    </style:style>
    <style:style style:name="T2" style:family="text">
      <style:text-properties fo:color="#c9211e" loext:opacity="100%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rjoitan merkkejä tekstialueelle.</text:p>
      <text:p text:style-name="P1">Tästä alkaa uusi kappale. Tästä alkaa uusi kappale. Tästä alkaa uusi kappale. Tästä alkaa uusi</text:p>
      <text:p text:style-name="P1">kappale. Tästä alkaa uusi kappale.</text:p>
      <text:p text:style-name="P1"/>
      <text:p text:style-name="P1"/>
      <text:p text:style-name="P1">Luettelo <text:s text:c="24"/></text:p>
      <text:p text:style-name="P1">Oppiaine<text:tab/><text:tab/>Oppikirjan nimi<text:tab/><text:tab/>Kustantaja<text:tab/><text:tab/></text:p>
      <text:p text:style-name="P1">MAB<text:tab/><text:tab/><text:tab/>Huippu <text:tab/><text:tab/><text:tab/><text:span text:style-name="T1">Otava</text:span> <text:s text:c="3"/></text:p>
      <text:p text:style-name="P1">MAA<text:tab/><text:tab/><text:tab/>Juuri<text:tab/><text:tab/><text:tab/><text:tab/><text:span text:style-name="T1">Otava</text:span></text:p>
      <text:p text:style-name="P1">Kemia<text:tab/><text:tab/><text:tab/>Mooli<text:tab/><text:tab/><text:tab/><text:tab/> <text:s text:c="2"/>? </text:p>
      <text:p text:style-name="P1"/>
      <text:p text:style-name="P1"/>
      <text:p text:style-name="P2">Hinnasto</text:p>
      <text:p text:style-name="P2">Kynä <text:tab/>1,50</text:p>
      <text:p text:style-name="P2">Reppu <text:tab/>12,50</text:p>
      <text:p text:style-name="P4">Vihko <text:tab/>2,10</text:p>
      <text:p text:style-name="P4">Kirja <text:tab/>11,70</text:p>
      <text:p text:style-name="P3"/>
      <text:p text:style-name="P3"/>
      <text:p text:style-name="P3"/>
      <text:p text:style-name="P3">Sisällysluettelo </text:p>
      <text:p text:style-name="P5">Johdanto<text:tab/>1</text:p>
      <text:p text:style-name="P5">Luku 1<text:tab/>3</text:p>
      <text:p text:style-name="P5">Luku 2<text:tab/>13</text:p>
      <text:p text:style-name="P5">Luku 3<text:tab/>52</text:p>
      <text:p text:style-name="P5">Luku 4<text:tab/>120</text:p>
      <text:p text:style-name="P3"/>
      <text:p text:style-name="P3"/>
      <text:p text:style-name="P3"/>
      <text:p text:style-name="P3">Nimi <text:s text:c="29"/>Osoite <text:s text:c="52"/>Puhelin <text:s text:c="21"/>Sopsti</text:p>
      <text:p text:style-name="P3">Testityyppi <text:s text:c="20"/>Kauratie 2 <text:s text:c="46"/>112 <text:s text:c="26"/><text:span text:style-name="T4">testityyppi@fi 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2T12:08:12.459000000</meta:creation-date>
    <dc:date>2024-02-12T12:57:46.958000000</dc:date>
    <meta:editing-duration>PT17M7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1" meta:word-count="70" meta:character-count="679" meta:non-whitespace-character-count="378"/>
  </office:meta>
</office:document-meta>
</file>